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1eb196"/>
    </style:style>
    <style:style style:name="P2" style:family="paragraph" style:parent-style-name="Text_20_body">
      <style:text-properties style:text-underline-style="solid" style:text-underline-width="auto" style:text-underline-color="font-color" officeooo:rsid="001eb196" officeooo:paragraph-rsid="001eb196"/>
    </style:style>
    <style:style style:name="P3" style:family="paragraph" style:parent-style-name="Text_20_body">
      <style:text-properties officeooo:rsid="001eb196" officeooo:paragraph-rsid="001eb196"/>
    </style:style>
    <style:style style:name="P4" style:family="paragraph" style:parent-style-name="Text_20_body">
      <style:text-properties officeooo:rsid="001f7b1b" officeooo:paragraph-rsid="001f7b1b"/>
    </style:style>
    <style:style style:name="P5" style:family="paragraph" style:parent-style-name="Text_20_body" style:list-style-name="L1">
      <style:text-properties officeooo:rsid="001f7b1b" officeooo:paragraph-rsid="001f7b1b"/>
    </style:style>
    <style:style style:name="P6" style:family="paragraph" style:parent-style-name="Text_20_body" style:list-style-name="L1">
      <style:text-properties officeooo:rsid="001fac2e" officeooo:paragraph-rsid="001fac2e"/>
    </style:style>
    <style:style style:name="P7" style:family="paragraph" style:parent-style-name="Text_20_body">
      <style:text-properties officeooo:rsid="0020e776" officeooo:paragraph-rsid="0020e776"/>
    </style:style>
    <style:style style:name="P8" style:family="paragraph" style:parent-style-name="Text_20_body" style:list-style-name="L2">
      <style:text-properties officeooo:rsid="0020e776" officeooo:paragraph-rsid="0020e776"/>
    </style:style>
    <style:style style:name="P9" style:family="paragraph" style:parent-style-name="Text_20_body" style:list-style-name="L3">
      <style:text-properties officeooo:rsid="0020e776" officeooo:paragraph-rsid="0020e776"/>
    </style:style>
    <style:style style:name="P10" style:family="paragraph" style:parent-style-name="Text_20_body">
      <style:text-properties officeooo:rsid="0021bd57" officeooo:paragraph-rsid="0021bd57"/>
    </style:style>
    <style:style style:name="P11" style:family="paragraph" style:parent-style-name="Text_20_body" style:list-style-name="L1">
      <style:text-properties officeooo:rsid="0021bd57" officeooo:paragraph-rsid="0021bd57"/>
    </style:style>
    <style:style style:name="P12" style:family="paragraph" style:parent-style-name="Heading_20_1">
      <style:text-properties officeooo:rsid="001f7b1b"/>
    </style:style>
    <style:style style:name="T1" style:family="text">
      <style:text-properties officeooo:rsid="001f7b1b"/>
    </style:style>
    <style:style style:name="T2" style:family="text">
      <style:text-properties officeooo:rsid="002027a2"/>
    </style:style>
    <style:style style:name="T3" style:family="text">
      <style:text-properties officeooo:rsid="0020e776"/>
    </style:style>
    <style:style style:name="T4" style:family="text">
      <style:text-properties officeooo:rsid="001fac2e"/>
    </style:style>
    <style:style style:name="T5" style:family="text">
      <style:text-properties officeooo:rsid="0021bd57"/>
    </style:style>
    <style:style style:name="T6" style:family="text">
      <style:text-properties officeooo:rsid="002323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Bright FlashLight</text:span> </text:p>
      <text:p text:style-name="Subtitle">A simple flash light application for Android</text:p>
      <text:p text:style-name="P2"/>
      <text:h text:style-name="P12" text:outline-level="1">Minimum Viable Product Description</text:h>
      <text:p text:style-name="P3"><text:span text:style-name="T1">Android Application that s</text:span>tarts the Android <text:span text:style-name="T1">device </text:span>light immediately when it is launched <text:span text:style-name="T1">and shuts down the light and exits the app when the back button is pressed.</text:span></text:p>
      <text:h text:style-name="Heading_20_1" text:outline-level="1">Desired Features</text:h>
      <text:list xml:id="list1574621893923930578" text:style-name="L1">
        <text:list-item>
          <text:p text:style-name="P5">Starts the light immediately when launched.</text:p>
        </text:list-item>
        <text:list-item>
          <text:p text:style-name="P11">Screen dims when launched and returns to normal when closed</text:p>
        </text:list-item>
        <text:list-item>
          <text:p text:style-name="P6">App shows largest possible AdMob ads on <text:s/>the available space.</text:p>
        </text:list-item>
        <text:list-item>
          <text:p text:style-name="P6">App requests a rating from users while it is on.</text:p>
        </text:list-item>
        <text:list-item>
          <text:p text:style-name="P6">Will stay awake while the flash light is on.</text:p>
        </text:list-item>
        <text:list-item>
          <text:p text:style-name="P11">Flash light shuts down when the app is paused</text:p>
        </text:list-item>
      </text:list>
      <text:h text:style-name="Heading_20_1" text:outline-level="1">Feature Breakdown</text:h>
      <text:h text:style-name="Heading_20_2" text:outline-level="2"><text:span text:style-name="T2">1. </text:span>Starts Light Immediately</text:h>
      <text:p text:style-name="P7">When the application is launched. The torch will switched on and ready for use. </text:p>
      <text:h text:style-name="Heading_20_2" text:outline-level="2">2. Screen dims</text:h>
      <text:p text:style-name="P10">The screen of the device must dim to the lowest possible setting when the flash light is launched and it must return the user to their normal settings when the app is closed.</text:p>
      <text:h text:style-name="Heading_20_2" text:outline-level="2"><text:span text:style-name="T5">3</text:span>. <text:span text:style-name="T3">Shows largest possible AdMob</text:span></text:h>
      <text:p text:style-name="P7">All available screen space will be filled with advertising after any buttons or dialogs.</text:p>
      <text:h text:style-name="Heading_20_2" text:outline-level="2"><text:span text:style-name="T5">4</text:span>. <text:s/>R<text:span text:style-name="T4">equests a rating from users</text:span></text:h>
      <text:p text:style-name="P7">After a short delay, a dialog with three response options will pop-up requesting that users rate the app. <text:s/>The three options for the users will be something like: </text:p>
      <text:list xml:id="list2627806815890689214" text:style-name="L2">
        <text:list-item>
          <text:p text:style-name="P8">Rate App Now</text:p>
        </text:list-item>
        <text:list-item>
          <text:p text:style-name="P8">Rate Later</text:p>
        </text:list-item>
        <text:list-item>
          <text:p text:style-name="P8"><text:soft-page-break/>Never Show Again</text:p>
        </text:list-item>
      </text:list>
      <text:p text:style-name="P7">The expected functionality of each option is as follows:</text:p>
      <text:list xml:id="list7706979619224039921" text:style-name="L3">
        <text:list-item>
          <text:p text:style-name="P9">The dialog will send users to the play store if they “Rate Now”.</text:p>
        </text:list-item>
        <text:list-item>
          <text:p text:style-name="P9">The dialog will be cancelled if the user presses “Rate Later”.</text:p>
        </text:list-item>
        <text:list-item>
          <text:p text:style-name="P9">The dialog will be cancelled and never be shown again if the user presses “Never Show Again”</text:p>
        </text:list-item>
      </text:list>
      <text:p text:style-name="P7">User data must be kept for the application to never show the rate now pop-up if the user has made that selection.</text:p>
      <text:h text:style-name="Heading_20_2" text:outline-level="2"><text:span text:style-name="T5">5</text:span>. <text:span text:style-name="T4">Will stay awake</text:span></text:h>
      <text:p text:style-name="P10">The flash light and the screen of the application will stay on as long as the user has not exited the app. </text:p>
      <text:p text:style-name="P10">The app should not shut down the torch while the user is using it (if that is what happens when the screen locks). </text:p>
      <text:p text:style-name="P10">The screen needs to stay on to show advertising and the “rate me” dialog to users and also allow the user to exit the app without logging back in to the device.</text:p>
      <text:h text:style-name="Heading_20_2" text:outline-level="2">6. Shuts down light when paused</text:h>
      <text:p text:style-name="P10">When the app is paused the light of the device must be switched off because the user may be doing something like receiving a phone call.</text:p>
      <text:p text:style-name="P10">When the user returns to the app, the light will return to the on stat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20:30:53.729538338</meta:creation-date>
    <dc:date>2015-06-30T07:52:15.941843372</dc:date>
    <meta:editing-duration>P1DT54M30S</meta:editing-duration>
    <meta:editing-cycles>7</meta:editing-cycles>
    <meta:generator>LibreOffice/4.2.8.2$Linux_X86_64 LibreOffice_project/420m0$Build-2</meta:generator>
    <meta:document-statistic meta:table-count="0" meta:image-count="0" meta:object-count="0" meta:page-count="2" meta:paragraph-count="36" meta:word-count="426" meta:character-count="2285" meta:non-whitespace-character-count="1897"/>
  </office:meta>
</office:document-meta>
</file>